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Title">Team XYZ weekly meeting</text:h>
      <text:p text:style-name="Author">Simon Secretary</text:p>
      <text:p text:style-name="Date">03/05/2015</text:p>
      <text:h text:style-name="Heading_20_2" text:outline-level="2">Members present:</text:h>
      <text:list text:style-name="L1">
        <text:list-item>
          <text:p text:style-name="P1">Taylor Cooper, CEO</text:p>
        </text:list-item>
        <text:list-item>
          <text:p text:style-name="P1">Logan Shafter, CFO</text:p>
        </text:list-item>
      </text:list>
      <text:h text:style-name="Heading_20_2" text:outline-level="2">Members absent:</text:h>
      <text:list text:style-name="L2">
        <text:list-item>
          <text:p text:style-name="P2">Lindsay Rogan, Communication Strategist</text:p>
        </text:list-item>
        <text:list-item>
          <text:p text:style-name="P2">Mark Epstein, Senior Vice President, Human Resources</text:p>
        </text:list-item>
      </text:list>
      <text:h text:style-name="Heading_20_2" text:outline-level="2">Approval of minutes:</text:h>
      <text:list text:style-name="L3">
        <text:list-item>
          <text:p text:style-name="P3">Motion: Approve minutes from 14 January 2013 board meeting</text:p>
        </text:list-item>
        <text:list-item>
          <text:p text:style-name="P3">Vote: Motion carried</text:p>
        </text:list-item>
        <text:list-item>
          <text:p text:style-name="P3">Resolved: Minutes from the meeting on 14 January 2013 approved without modification</text:p>
        </text:list-item>
      </text:list>
      <text:h text:style-name="Heading_20_2" text:outline-level="2">Meeting adjourned at 1:14 p.m. by CEO Taylor Cooper</text:h>
      <text:p text:style-name="First_20_paragraph"><text:span text:style-name="T1">Compiled at 2015-05-18 09:49:5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XYZ weekly meeting</dc:title>
  </office:meta>
</office:document-meta>
</file>